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.044cm" fo:margin-left="-0.037cm" table:align="left"/>
    </style:style>
    <style:style style:name="Tableau2.A" style:family="table-column">
      <style:table-column-properties style:column-width="5.711cm"/>
    </style:style>
    <style:style style:name="Tableau2.B" style:family="table-column">
      <style:table-column-properties style:column-width="11.333cm"/>
    </style:style>
    <style:style style:name="Tableau2.A1" style:family="table-cell">
      <style:table-cell-properties fo:padding="0cm" fo:border="0.5pt solid #472702" style:writing-mode="page"/>
    </style:style>
    <style:style style:name="Tableau2.10" style:family="table-row">
      <style:table-row-properties style:min-row-height="1.021cm"/>
    </style:style>
    <style:style style:name="P1" style:family="paragraph" style:parent-style-name="Standard">
      <style:text-properties officeooo:rsid="0008a9f4" officeooo:paragraph-rsid="0008a9f4"/>
    </style:style>
    <style:style style:name="P2" style:family="paragraph" style:parent-style-name="Standard">
      <style:paragraph-properties fo:text-align="justify" style:justify-single-word="false"/>
      <style:text-properties officeooo:rsid="0008a9f4" officeooo:paragraph-rsid="0008a9f4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a9f4" officeooo:paragraph-rsid="0008a9f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a9f4" officeooo:paragraph-rsid="0008a9f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9b5e3" officeooo:paragraph-rsid="0009b5e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a041a" officeooo:paragraph-rsid="000a041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b9136" officeooo:paragraph-rsid="000eb29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eb293" officeooo:paragraph-rsid="000eb29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f7be2" officeooo:paragraph-rsid="000f7be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fba9b" officeooo:paragraph-rsid="000fba9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a6b30" officeooo:paragraph-rsid="000a6b3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a041a" officeooo:paragraph-rsid="000a041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a041a" officeooo:paragraph-rsid="000f7be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a6b30" officeooo:paragraph-rsid="000a6b30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b9136" officeooo:paragraph-rsid="000b9136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0b9136" officeooo:paragraph-rsid="000eb293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0d3b80" officeooo:paragraph-rsid="000eb293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b5e3" officeooo:paragraph-rsid="0009b5e3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7be2" officeooo:paragraph-rsid="000f7be2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paragraph-rsid="000eb293"/>
    </style:style>
    <style:style style:name="P21" style:family="paragraph" style:parent-style-name="Table_20_Contents">
      <style:paragraph-properties fo:text-align="center" style:justify-single-word="false"/>
      <style:text-properties officeooo:rsid="000d3b80" officeooo:paragraph-rsid="000eb293"/>
    </style:style>
    <style:style style:name="P22" style:family="paragraph" style:parent-style-name="Table_20_Contents">
      <style:paragraph-properties fo:text-align="center" style:justify-single-word="false"/>
      <style:text-properties officeooo:rsid="000f7be2" officeooo:paragraph-rsid="000f7be2"/>
    </style:style>
    <style:style style:name="P23" style:family="paragraph">
      <style:paragraph-properties fo:text-align="center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complex="bold"/>
    </style:style>
    <style:style style:name="T1" style:family="text">
      <style:text-properties officeooo:rsid="0009b5e3"/>
    </style:style>
    <style:style style:name="T2" style:family="text">
      <style:text-properties officeooo:rsid="000a6b30"/>
    </style:style>
    <style:style style:name="T3" style:family="text">
      <style:text-properties officeooo:rsid="000d3b80"/>
    </style:style>
    <style:style style:name="T4" style:family="text">
      <style:text-properties officeooo:rsid="000eb293"/>
    </style:style>
    <style:style style:name="T5" style:family="text">
      <style:text-properties officeooo:rsid="000fba9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9320"/>
    </style:style>
    <style:style style:name="T8" style:family="text">
      <style:text-properties fo:font-size="12pt" fo:font-weight="bold" style:font-weight-complex="bold"/>
    </style:style>
    <style:style style:name="T9" style:family="text">
      <style:text-properties fo:font-size="9pt" fo:font-weight="bold" style:font-size-asian="9pt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gr1" style:family="graphic">
      <style:graphic-properties draw:stroke="none" svg:stroke-color="#000000" draw:fill="none" draw:fill-color="#ffffff" fo:min-height="1.8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Cadre de texte 2" draw:style-name="gr1" draw:text-style-name="P25" svg:width="5.77cm" svg:height="1.809cm" svg:x="-3.556cm" svg:y="-1.439cm"><draw:text-box><text:p text:style-name="P23"><text:span text:style-name="T8"><text:s text:c="5"/></text:span><text:span text:style-name="T9">Emmanuel Ponti et Justin Pessia</text:span></text:p><text:p text:style-name="P24"><text:span text:style-name="T10"><text:s text:c="103"/></text:span><text:span text:style-name="T10">Groupe 139</text:span></text:p></draw:text-box></draw:frame></text:p>
      <text:p text:style-name="P18">README</text:p>
      <text:p text:style-name="P5"/>
      <text:p text:style-name="P2">Pour ce projet, nous avons <text:span text:style-name="T4">fait</text:span> toutes les parties demandées ainsi que la partie graphique et quelques extensions. Au final nous aurons fais 4 à 5 heures de travail par personne et par semaine.</text:p>
      <text:p text:style-name="P2"/>
      <text:p text:style-name="P7">Nos fichiers executables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Line1975977496064">
          <table:table-cell table:style-name="Tableau2.A1" office:value-type="string">
            <text:p text:style-name="P17">Nom du fichier:</text:p>
          </table:table-cell>
          <table:table-cell table:style-name="Tableau2.A1" office:value-type="string">
            <text:p text:style-name="P20">B<text:span text:style-name="T3">u</text:span><text:span text:style-name="T4">t </text:span><text:span text:style-name="T3">:</text:span></text:p>
          </table:table-cell>
        </table:table-row>
        <table:table-row table:style-name="TableLine1975977496064">
          <table:table-cell table:style-name="Tableau2.A1" office:value-type="string">
            <text:p text:style-name="P16">testVecteur3d.cc</text:p>
          </table:table-cell>
          <table:table-cell table:style-name="Tableau2.A1" office:value-type="string">
            <text:p text:style-name="P20"><text:span text:style-name="T3">Tester le </text:span>F<text:span text:style-name="T3">onctionnement de la classe Vecteur3D</text:span></text:p>
          </table:table-cell>
        </table:table-row>
        <table:table-row table:style-name="TableLine1975977496064">
          <table:table-cell table:style-name="Tableau2.A1" office:value-type="string">
            <text:p text:style-name="P16">testParticule.cc</text:p>
          </table:table-cell>
          <table:table-cell table:style-name="Tableau2.A1" office:value-type="string">
            <text:p text:style-name="P20"><text:span text:style-name="T3">Tester le </text:span>F<text:span text:style-name="T3">onctionnement de la classe Particule</text:span></text:p>
          </table:table-cell>
        </table:table-row>
        <table:table-row table:style-name="TableLine1975977496064">
          <table:table-cell table:style-name="Tableau2.A1" office:value-type="string">
            <text:p text:style-name="P16">testSysteme.cc</text:p>
          </table:table-cell>
          <table:table-cell table:style-name="Tableau2.A1" office:value-type="string">
            <text:p text:style-name="P20"><text:span text:style-name="T3">Tester le </text:span>F<text:span text:style-name="T3">onctionnement de la classe Systeme</text:span></text:p>
          </table:table-cell>
        </table:table-row>
        <table:table-row table:style-name="TableLine1975977496064">
          <table:table-cell table:style-name="Tableau2.A1" office:value-type="string">
            <text:p text:style-name="P16">exerciceP7.cc</text:p>
          </table:table-cell>
          <table:table-cell table:style-name="Tableau2.A1" office:value-type="string">
            <text:p text:style-name="P21">Utilisation de Dessinable et Textviewer</text:p>
          </table:table-cell>
        </table:table-row>
        <table:table-row table:style-name="TableLine1975977496064">
          <table:table-cell table:style-name="Tableau2.A1" office:value-type="string">
            <text:p text:style-name="P16">exerciceP9.cc</text:p>
          </table:table-cell>
          <table:table-cell table:style-name="Tableau2.A1" office:value-type="string">
            <text:p text:style-name="P21">Première simulation avec m<text:span text:style-name="T7">é</text:span>thode evolue et forcage</text:p>
          </table:table-cell>
        </table:table-row>
        <table:table-row table:style-name="TableLine1975977496064">
          <table:table-cell table:style-name="Tableau2.A1" office:value-type="string">
            <text:p text:style-name="P16">exerciceP10.cc</text:p>
          </table:table-cell>
          <table:table-cell table:style-name="Tableau2.A1" office:value-type="string">
            <text:p text:style-name="P21">Commencer à ut<text:span text:style-name="T7">i</text:span>liser/adapter notre code graphiquement</text:p>
          </table:table-cell>
        </table:table-row>
        <table:table-row table:style-name="TableLine1975977496064">
          <table:table-cell table:style-name="Tableau2.A1" office:value-type="string">
            <text:p text:style-name="P16">exerciceP12.cc</text:p>
          </table:table-cell>
          <table:table-cell table:style-name="Tableau2.A1" office:value-type="string">
            <text:p text:style-name="P21">Tester les nouvelles m<text:span text:style-name="T7">é</text:span>thodes qui initialisent al<text:span text:style-name="T7">é</text:span>atoirement</text:p>
          </table:table-cell>
        </table:table-row>
        <table:table-row table:style-name="TableLine1975977496064">
          <table:table-cell table:style-name="Tableau2.A1" office:value-type="string">
            <text:p text:style-name="P16">exerciceP13.cc</text:p>
          </table:table-cell>
          <table:table-cell table:style-name="Tableau2.A1" office:value-type="string">
            <text:p text:style-name="P21">Teste la nouvelle m<text:span text:style-name="T7">é</text:span>thode evolue2 </text:p>
          </table:table-cell>
        </table:table-row>
        <table:table-row table:style-name="Tableau2.10">
          <table:table-cell table:style-name="Tableau2.A1" office:value-type="string">
            <text:p text:style-name="P21">ExerciceP11</text:p>
            <text:p text:style-name="P22">(programme final)</text:p>
          </table:table-cell>
          <table:table-cell table:style-name="Tableau2.A1" office:value-type="string">
            <text:p text:style-name="P21">Adaptation finale du code graphiquement avec ensuite le rajout des changements du P12,P13 et P14</text:p>
          </table:table-cell>
        </table:table-row>
      </table:table>
      <text:p text:style-name="P8"/>
      <text:p text:style-name="P19">Notre Programme final</text:p>
      <text:p text:style-name="P9"/>
      <text:p text:style-name="P4">Guide de compiltaion</text:p>
      <text:p text:style-name="P3"/>
      <text:p text:style-name="P2"><text:span text:style-name="T6">1.</text:span>ouvrir le projet dans Qt creator, configurer le kit et les options de compilations ainsi que la version de qt voulue. <text:span text:style-name="T1">Dans notre cas on a utilisé la configuration Desktop par défaut des Vms avec donc la version de Qt 5.15.3</text:span></text:p>
      <text:p text:style-name="P2"><text:span text:style-name="T6">2</text:span>.compiler le projet avec le bouton <text:span text:style-name="T1">build</text:span> <text:span text:style-name="T1">(Noter qu’il est aussi possible d’utiliser la commande qmake dans un terminal)</text:span></text:p>
      <text:p text:style-name="P2"><text:span text:style-name="T6">3</text:span>.<text:span text:style-name="T7">e</text:span>xecuter le projet avec le bouton de lecture (flèche verte)</text:p>
      <text:p text:style-name="P2"/>
      <text:p text:style-name="P6">Guide d’utilisation </text:p>
      <text:p text:style-name="P6"/>
      <text:p text:style-name="P15">Notre rendu final contenant la partie graphique <text:s/>se trouve dans le r<text:span text:style-name="T7">é</text:span>pertoire exerciceP11 <text:span text:style-name="T3">que nous avons ajuster au fil des semaines</text:span>.</text:p>
      <text:p text:style-name="P12">Pour initialiser la simulation choisie l’utilisateur peut mettre en place <text:s/>le nombre de particules, la taille de l’enceinte, le forcage possible du premier choc, le pas d’espace et le pas de temps avec les différentes méthodes dans le constructeur du GLWidget.</text:p>
      <text:p text:style-name="P12"/>
      <text:p text:style-name="P12">Une fois la simulation lancée nous avons alors ce<text:span text:style-name="T7">s</text:span> commandes graphiques:</text:p>
      <text:p text:style-name="P12"/>
      <text:p text:style-name="P12">[◄] : rotation de l'observateur vers la gauche</text:p>
      <text:p text:style-name="P12">[►] : rotation de l'observateur vers la droite</text:p>
      <text:p text:style-name="P12">[▲] : rotation de l'observateur vers le haut</text:p>
      <text:p text:style-name="P12">[▼] : rotation de l'observateur vers le bas</text:p>
      <text:p text:style-name="P12"/>
      <text:p text:style-name="P12">[A] : translation de l'observateur sur la gauche</text:p>
      <text:p text:style-name="P12">[D] : translation de l'observateur sur la droite</text:p>
      <text:p text:style-name="P12">[W] : translation de l'observateur vers le haut</text:p>
      <text:p text:style-name="P12">[S] : translation de l'observateur vers le bas</text:p>
      <text:p text:style-name="P12"/>
      <text:p text:style-name="P13"><text:soft-page-break/>le clique gauche de la souris et le balay<text:span text:style-name="T2">age</text:span> vers la zone voulue permet aussi <text:span text:style-name="T2">une rotation</text:span> l’observateur</text:p>
      <text:p text:style-name="P13"/>
      <text:p text:style-name="P12"/>
      <text:p text:style-name="P12">[space] : pause</text:p>
      <text:p text:style-name="P12"/>
      <text:p text:style-name="P11">extensions :</text:p>
      <text:p text:style-name="P14"/>
      <text:p text:style-name="P14">[G] : ouvre une autre fenêtre avec des données sur la simulation(l’energie cinétique moyenne ,le compte des chocs actuels avec les parois,la pression, <text:span text:style-name="T7">l</text:span>a constante issue de la loi des Gaz Parfaits,le pas de temps)</text:p>
      <text:p text:style-name="P14">[H] : change l’affichage des particules elles sont d<text:span text:style-name="T7">é</text:span>sormais toutes des spheres et changent de couleur selon leur vitesses.</text:p>
      <text:p text:style-name="P14">[J] : affiche la trace de la première particule du système</text:p>
      <text:p text:style-name="P14">[v] : diminue le pas de temps(ralenti la simulation)</text:p>
      <text:p text:style-name="P14">[b] : augmente le pas de temps(acc<text:span text:style-name="T7">e</text:span>lere la simulation<text:span text:style-name="T7">)</text:span></text:p>
      <text:p text:style-name="P2"/>
      <text:p text:style-name="P8"/>
      <text:p text:style-name="P10"><text:s text:c="92"/></text:p>
      <text:p text:style-name="P10"><text:s text:c="8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1T01:01:48.864000000</meta:creation-date>
    <meta:generator>LibreOffice/7.3.4.2$Windows_X86_64 LibreOffice_project/728fec16bd5f605073805c3c9e7c4212a0120dc5</meta:generator>
    <dc:date>2024-06-01T02:46:31.532000000</dc:date>
    <meta:editing-duration>PT4M10S</meta:editing-duration>
    <meta:editing-cycles>2</meta:editing-cycles>
    <meta:document-statistic meta:table-count="1" meta:image-count="0" meta:object-count="0" meta:page-count="2" meta:paragraph-count="51" meta:word-count="441" meta:character-count="2959" meta:non-whitespace-character-count="2391"/>
  </office:meta>
</office:document-meta>
</file>